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Free Courier" svg:font-family="'Free Courier'" style:font-pitch="fixed"/>
    <style:font-face style:name="Free Times" svg:font-family="'Free Time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Free Times" fo:font-size="16pt" fo:letter-spacing="normal" fo:font-style="normal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Free Courier" fo:font-size="11pt" fo:language="bg" fo:country="BG" fo:font-weight="normal" officeooo:rsid="001be56e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Free Times" fo:font-size="12pt" fo:language="bg" fo:country="BG" fo:font-weight="normal" officeooo:paragraph-rsid="0020595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Free Times" fo:font-size="12pt" fo:language="bg" fo:country="BG" fo:font-weight="normal" officeooo:paragraph-rsid="002186d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222222" style:font-name="Free Times" fo:font-size="12pt" fo:letter-spacing="normal" fo:language="bg" fo:country="BG" fo:font-style="normal" fo:font-weight="normal" officeooo:rsid="0018b2b2" officeooo:paragraph-rsid="0020595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Основен_20_текст.indent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Free Times" fo:font-size="12pt" fo:language="bg" fo:country="BG" fo:font-weight="normal" officeooo:rsid="001be56e" officeooo:paragraph-rsid="001be56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931cm" style:auto-text-indent="false"/>
      <style:text-properties style:font-name="Free Times" fo:font-size="12pt" fo:language="bg" fo:country="BG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931cm" style:auto-text-indent="false"/>
      <style:text-properties style:font-name="Free Times" fo:font-size="12pt" fo:language="bg" fo:country="BG" fo:font-weight="normal" officeooo:paragraph-rsid="0015ce1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931cm" style:auto-text-indent="false"/>
      <style:text-properties style:font-name="Free Times" fo:font-size="12pt" fo:language="bg" fo:country="BG" fo:font-weight="normal" officeooo:paragraph-rsid="0020595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931cm" style:auto-text-indent="false"/>
      <style:text-properties style:font-name="Free Times" fo:font-size="12pt" fo:language="bg" fo:country="BG" fo:font-weight="normal" officeooo:paragraph-rsid="002186d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931cm" style:auto-text-indent="false"/>
      <style:text-properties style:font-name="Free Times" fo:font-size="12pt" fo:language="bg" fo:country="BG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222222" style:font-name="Free Times" fo:font-size="12pt" fo:letter-spacing="normal" fo:language="bg" fo:country="BG" fo:font-style="normal" fo:font-weight="normal" officeooo:rsid="0018b2b2" officeooo:paragraph-rsid="0020595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 fo:font-style="italic" style:font-style-asian="italic" style:font-style-complex="italic"/>
    </style:style>
    <style:style style:name="T2" style:family="text">
      <style:text-properties fo:language="en" fo:country="US" fo:font-style="italic" officeooo:rsid="002186d2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officeooo:rsid="0020595f" style:font-style-asian="normal" style:font-style-complex="normal"/>
    </style:style>
    <style:style style:name="T5" style:family="text">
      <style:text-properties fo:language="en" fo:country="US" fo:font-style="normal" officeooo:rsid="002186d2" style:font-style-asian="normal" style:font-style-complex="normal"/>
    </style:style>
    <style:style style:name="T6" style:family="text">
      <style:text-properties fo:font-style="italic" officeooo:rsid="002186d2" style:font-style-asian="italic" style:font-style-complex="italic"/>
    </style:style>
    <style:style style:name="T7" style:family="text">
      <style:text-properties fo:font-style="italic" officeooo:rsid="00234143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595f" style:font-style-asian="normal" style:font-style-complex="normal"/>
    </style:style>
    <style:style style:name="T10" style:family="text">
      <style:text-properties fo:font-style="normal" officeooo:rsid="002186d2" style:font-style-asian="normal" style:font-style-complex="normal"/>
    </style:style>
    <style:style style:name="T11" style:family="text">
      <style:text-properties officeooo:rsid="0018b2b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0595f" style:font-weight-asian="bold" style:font-weight-complex="bold"/>
    </style:style>
    <style:style style:name="T14" style:family="text">
      <style:text-properties fo:font-weight="bold" officeooo:rsid="002186d2" style:font-weight-asian="bold" style:font-weight-complex="bold"/>
    </style:style>
    <style:style style:name="T15" style:family="text">
      <style:text-properties officeooo:rsid="001e65bd"/>
    </style:style>
    <style:style style:name="T16" style:family="text">
      <style:text-properties officeooo:rsid="0020595f"/>
    </style:style>
    <style:style style:name="T17" style:family="text">
      <style:text-properties officeooo:rsid="002186d2"/>
    </style:style>
    <style:style style:name="T18" style:family="text">
      <style:text-properties style:text-position="sub 58%" fo:language="en" fo:country="US" fo:font-style="italic" officeooo:rsid="002186d2" style:font-style-asian="italic" style:font-style-complex="italic"/>
    </style:style>
    <style:style style:name="T19" style:family="text">
      <style:text-properties officeooo:rsid="00233e6a"/>
    </style:style>
    <style:style style:name="T20" style:family="text">
      <style:text-properties officeooo:rsid="00234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Н</text:span>ай-широк<text:span text:style-name="T20">и</text:span><text:span text:style-name="T11"> лодк</text:span><text:span text:style-name="T20">и</text:span></text:p>
      <text:p text:style-name="P2"/>
      <text:p text:style-name="P6"/>
      <text:p text:style-name="P7"><text:span text:style-name="T12">Решение:</text:span> </text:p>
      <text:p text:style-name="P7"/>
      <text:p text:style-name="P7">Намираме максимално покриващо дърво <text:span text:style-name="T7">T</text:span><text:span text:style-name="T20"> </text:span>в графа <text:span text:style-name="T1">G </text:span>от езерата и свързващите ги канали. <text:span text:style-name="T20">Всички пътища в това дърво са най-широки пътища между двойките върхове на </text:span><text:span text:style-name="T7">G</text:span>. <text:span text:style-name="T20">Алгоритъмът на Прим-Ярник генерира това дърво и го представя като кореново дърво (масивът </text:span><text:span text:style-name="T7">D</text:span><text:span text:style-name="T20"> задава ширините на каналите в дървото, а </text:span><text:span text:style-name="T7">Pi</text:span><text:span text:style-name="T20"> – предшествениците на върховете). С малка добавка можем да изчислим на какво ниво спрямо корена е всеки връх (масив </text:span><text:span text:style-name="T7">Depth</text:span><text:span text:style-name="T20">). Така представеното максимално дърво позволява относително бързо (</text:span><text:span text:style-name="T7">O(p)</text:span><text:span text:style-name="T20">, където </text:span><text:span text:style-name="T7">p</text:span><text:span text:style-name="T20"> е дължината на пътя) <text:s/>да пресмятаме ширините на пътищата между всички K двойки върхове от зададения списък. </text:span></text:p>
      <text:p text:style-name="P8"/>
      <text:p text:style-name="P5">Георги Георгиев (Скелета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Free Courier" svg:font-family="'Free Courier'" style:font-pitch="fixed"/>
    <style:font-face style:name="Free Times" svg:font-family="'Free Time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сновен_20_текст.indent" style:display-name="Основен текст.indent" style:family="paragraph" style:parent-style-name="Text_20_body"/>
    <style:style style:name="Основен_20_текст.noindent" style:display-name="Основен текст.noindent" style:family="paragraph" style:parent-style-name="Text_20_body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Георги Георгиев</meta:initial-creator>
    <meta:creation-date>2012-09-19T14:09:47.67</meta:creation-date>
    <dc:date>2012-11-17T15:34:08</dc:date>
    <dc:creator>Skelet Georgiev</dc:creator>
    <meta:editing-duration>PT27H12M21S</meta:editing-duration>
    <meta:editing-cycles>13</meta:editing-cycles>
    <meta:generator>OpenOffice.org/3.2$Linux OpenOffice.org_project/320m19$Build-9505</meta:generator>
    <meta:document-statistic meta:table-count="0" meta:image-count="0" meta:object-count="0" meta:page-count="1" meta:paragraph-count="4" meta:word-count="102" meta:character-count="659"/>
  </office:meta>
</office:document-meta>
</file>